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b 58%"/>
    </style:style>
    <style:style style:name="T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06329121" text:style-name="L1">
        <text:list-header>
          <text:p text:style-name="P1"/>
        </text:list-header>
        <text:list-item>
          <text:p text:style-name="P1">GET /wireshark-labs/INTRO-wireshark-file1.html HTTP/1.1</text:p>
          <text:p text:style-name="P1"/>
        </text:list-item>
        <text:list-item>
          <text:p text:style-name="P1">Transmission Control Protocol, Src Port</text:p>
          <text:p text:style-name="P1"/>
        </text:list-item>
        <text:list-item>
          <text:p text:style-name="P1">Source Port: 45021 under header: Transmission Control Protocol, Src Port</text:p>
          <text:p text:style-name="P1"/>
        </text:list-item>
        <text:list-item>
          <text:p text:style-name="P1">Destination IP: 128.119.245.12 located under header: Internet Protocol Version 4, Src:</text:p>
          <text:p text:style-name="P1"/>
        </text:list-item>
        <text:list-item>
          <text:p text:style-name="P1">licastb@aldenv101:~$ telnet gaia.cs.umass.edu 80 </text:p>
        </text:list-item>
      </text:list>
      <text:p text:style-name="Standard"><text:tab/>Trying 128.119.245.12... </text:p>
      <text:p text:style-name="Standard"><text:tab/>Connected to gaia.cs.umass.edu. </text:p>
      <text:p text:style-name="Standard"><text:tab/>Escape character is '^]'. </text:p>
      <text:p text:style-name="Standard"><text:tab/>GET /wireshark-labs/INTRO-wireshark-file1.html </text:p>
      <text:p text:style-name="Standard"><text:tab/>&lt;html&gt; </text:p>
      <text:p text:style-name="Standard"><text:tab/>Congratulations! <text:s/>You've downloaded the first Wireshark lab file! </text:p>
      <text:p text:style-name="Standard"><text:tab/>&lt;/html&gt; </text:p>
      <text:p text:style-name="Standard"><text:tab/>Connection closed by foreign host. </text:p>
      <text:p text:style-name="Standard"/>
      <text:list xml:id="list1784217395" text:continue-numbering="true" text:style-name="L1">
        <text:list-item>
          <text:p text:style-name="P1">43 6f 6e 67</text:p>
          <text:p text:style-name="P1"/>
        </text:list-item>
        <text:list-item>
          <text:p text:style-name="P1">15 bytes</text:p>
          <text:p text:style-name="P1"/>
        </text:list-item>
        <text:list-item>
          <text:p text:style-name="P1">.37384 seconds elapsed between the get and the okay messages.</text:p>
          <text:p text:style-name="P1"/>
        </text:list-item>
        <text:list-item>
          <text:p text:style-name="P1">141.195.226.101<text:tab/>141.195.5.6<text:tab/>DNS<text:tab/>77<text:tab/>Standard query A gaia.cs.umass.edu</text:p>
          <text:p text:style-name="P1"/>
        </text:list-item>
        <text:list-item>
          <text:p text:style-name="P1">There are 9821 packets in my capture over 1 minute and 36.210045</text:p>
        </text:list-item>
      </text:list>
      <text:p text:style-name="Standard"/>
      <text:p text:style-name="Standard"/>
      <text:p text:style-name="Standard">Problem Set:</text:p>
      <text:list xml:id="list1309605296" text:continue-numbering="true" text:style-name="L1">
        <text:list-item>
          <text:p text:style-name="P1">d<text:span text:style-name="T1">end-to-end</text:span> = P(N(L\R))</text:p>
          <text:p text:style-name="P1"/>
        </text:list-item>
        <text:list-item>
          <text:p text:style-name="P1">a. d<text:span text:style-name="T1">prop</text:span> = m/s</text:p>
          <text:p text:style-name="P1">b. d<text:span text:style-name="T1">trans</text:span> = L/R</text:p>
          <text:p text:style-name="P1">c. <text:span text:style-name="T3">d</text:span><text:span text:style-name="T2">end-to-end</text:span><text:span text:style-name="T3"> = m/s + L/R </text:span></text:p>
          <text:p text:style-name="P1"><text:span text:style-name="T3">d. The bit is just leaving node A</text:span></text:p>
          <text:p text:style-name="P1"><text:span text:style-name="T3">e. The first bit has not reached B yet</text:span></text:p>
          <text:p text:style-name="P1"><text:span text:style-name="T3">f. The first bit is at B</text:span></text:p>
          <text:p text:style-name="P1"><text:span text:style-name="T3">g. </text:span><text:bookmark text:name="cwos"/><text:span text:style-name="T3">5.357x10</text:span><text:span text:style-name="T4">5</text:span><text:span text:style-name="T5"> met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/text:p>
        <text:p text:style-name="Header">Lab2</text:p>
        <text:p text:style-name="Header">CMPSC381</text:p>
        <text:p text:style-name="Header">2012-09-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12T21:53:29</meta:creation-date>
    <dc:date>2012-09-13T14:38:40</dc:date>
    <dc:creator>Braden Licastro</dc:creator>
    <meta:editing-duration>PT42M5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31" meta:word-count="158" meta:character-count="486" meta:non-whitespace-character-count="903"/>
  </office:meta>
</office:document-meta>
</file>